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46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table:formula="of:=Global1" office:value-type="float" office:value="1">
            <text:p>1</text:p>
          </table:table-cell>
          <table:table-cell table:formula="of:=SUM(Global3)" office:value-type="float" office:value="10">
            <text:p>1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Global2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Local1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Local2"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</table:table-row>
        <table:named-expressions>
          <table:named-range table:name="Local1" table:base-cell-address="$Sheet1.$B$5" table:cell-range-address="$Sheet1.$A$3"/>
          <table:named-range table:name="Local2" table:base-cell-address="$Sheet1.$B$5" table:cell-range-address="$Sheet1.$A$4"/>
        </table:named-expressions>
      </table:table>
      <table:table table:name="Sheet2" table:style-name="ta1" table:print="false">
        <table:table-column table:style-name="co1" table:number-columns-repeated="2" table:default-cell-style-name="Default"/>
        <table:table-row table:style-name="ro1">
          <table:table-cell office:value-type="float" office:value="6">
            <text:p>6</text:p>
          </table:table-cell>
          <table:table-cell table:formula="of:=Local1" office:value-type="float" office:value="5">
            <text:p>5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Local2" office:value-type="float" office:value="7">
            <text:p>7</text:p>
          </table:table-cell>
        </table:table-row>
        <table:named-expressions>
          <table:named-range table:name="Local1" table:base-cell-address="$Sheet1.$B$5" table:cell-range-address="$Sheet1.$A$5"/>
          <table:named-range table:name="Local2" table:base-cell-address="$Sheet1.$B$5" table:cell-range-address="$Sheet2.$A$2"/>
        </table:named-expressions>
      </table:table>
      <table:named-expressions>
        <table:named-range table:name="Global1" table:base-cell-address="$Sheet1.$B$5" table:cell-range-address="$Sheet1.$A$1"/>
        <table:named-range table:name="Global2" table:base-cell-address="$Sheet1.$B$5" table:cell-range-address="$Sheet1.$A$2"/>
        <table:named-range table:name="Global3" table:base-cell-address="$Sheet1.$B$5" table:cell-range-address="$Sheet1.$A$1:.$A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5">09/05/2011</text:date>, <text:time>12:55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hei Yoshida</meta:initial-creator>
    <meta:creation-date>2011-07-18T11:32:17</meta:creation-date>
    <dc:date>2011-09-05T12:55:14</dc:date>
    <dc:creator>Markus Mohrhard</dc:creator>
    <meta:editing-duration>PT13M23S</meta:editing-duration>
    <meta:editing-cycles>3</meta:editing-cycles>
    <meta:generator>LibreOffice/3.5$Linux_X86_64 LibreOffice_project/f6880ea</meta:generator>
    <meta:document-statistic meta:table-count="2" meta:cell-count="14" meta:object-count="0"/>
  </office:meta>
</office:document-meta>
</file>